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loext:opacity="100%" style:font-name="Liberation Serif" fo:font-size="12pt" fo:letter-spacing="normal" fo:font-style="normal" fo:font-weight="normal" officeooo:rsid="000c3387" officeooo:paragraph-rsid="000c3387" style:font-weight-asian="normal" style:font-weight-complex="normal"/>
    </style:style>
    <style:style style:name="P2" style:family="paragraph" style:parent-style-name="Text_20_body">
      <style:paragraph-properties fo:padding="0.049cm" fo:border="0.06pt solid #d9d9e3"/>
    </style:style>
    <style:style style:name="P3" style:family="paragraph" style:parent-style-name="Text_20_body" style:list-style-name="L1">
      <style:paragraph-properties fo:padding="0.049cm" fo:border="0.06pt solid #d9d9e3"/>
    </style:style>
    <style:style style:name="P4" style:family="paragraph" style:parent-style-name="Text_20_body" style:list-style-name="L2">
      <style:paragraph-properties fo:padding="0.049cm" fo:border="0.06pt solid #d9d9e3"/>
    </style:style>
    <style:style style:name="P5" style:family="paragraph" style:parent-style-name="Text_20_body" style:list-style-name="L3">
      <style:paragraph-properties fo:padding="0.049cm" fo:border="0.06pt solid #d9d9e3"/>
    </style:style>
    <style:style style:name="P6" style:family="paragraph" style:parent-style-name="Text_20_body" style:list-style-name="L4">
      <style:paragraph-properties fo:padding="0.049cm" fo:border="0.06pt solid #d9d9e3"/>
    </style:style>
    <style:style style:name="P7" style:family="paragraph" style:parent-style-name="Text_20_body">
      <style:paragraph-properties fo:padding="0.049cm" fo:border="0.06pt solid #d9d9e3"/>
      <style:text-properties officeooo:rsid="0015273f" officeooo:paragraph-rsid="0015273f"/>
    </style:style>
    <style:style style:name="P8" style:family="paragraph" style:parent-style-name="Text_20_body">
      <style:paragraph-properties fo:padding="0.049cm" fo:border="0.06pt solid #d9d9e3"/>
      <style:text-properties officeooo:rsid="001649fc" officeooo:paragraph-rsid="001649fc"/>
    </style:style>
    <text:list-style style:name="L1">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2">
      <text:list-level-style-number text:level="1" text:style-name="Numbering_20_Symbols" style:num-suffix="." style:num-format="1">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3">
      <text:list-level-style-number text:level="1" text:style-name="Numbering_20_Symbols" style:num-suffix="." style:num-format="1" text:start-value="10">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text:list-style style:name="L4">
      <text:list-level-style-number text:level="1" text:style-name="Numbering_20_Symbols" style:num-suffix="." style:num-format="1" text:start-value="16">
        <style:list-level-properties text:space-before="0.752cm" text:min-label-width="0.499cm"/>
      </text:list-level-style-number>
      <text:list-level-style-number text:level="2" text:style-name="Numbering_20_Symbols" style:num-suffix="." style:num-format="1">
        <style:list-level-properties text:space-before="2.002cm" text:min-label-width="0.499cm"/>
      </text:list-level-style-number>
      <text:list-level-style-number text:level="3" text:style-name="Numbering_20_Symbols" style:num-suffix="." style:num-format="1">
        <style:list-level-properties text:space-before="3.253cm" text:min-label-width="0.499cm"/>
      </text:list-level-style-number>
      <text:list-level-style-number text:level="4" text:style-name="Numbering_20_Symbols" style:num-suffix="." style:num-format="1">
        <style:list-level-properties text:space-before="4.503cm" text:min-label-width="0.499cm"/>
      </text:list-level-style-number>
      <text:list-level-style-number text:level="5" text:style-name="Numbering_20_Symbols" style:num-suffix="." style:num-format="1">
        <style:list-level-properties text:space-before="5.754cm" text:min-label-width="0.499cm"/>
      </text:list-level-style-number>
      <text:list-level-style-number text:level="6" text:style-name="Numbering_20_Symbols" style:num-suffix="." style:num-format="1">
        <style:list-level-properties text:space-before="7.005cm" text:min-label-width="0.499cm"/>
      </text:list-level-style-number>
      <text:list-level-style-number text:level="7" text:style-name="Numbering_20_Symbols" style:num-suffix="." style:num-format="1">
        <style:list-level-properties text:space-before="8.255cm" text:min-label-width="0.499cm"/>
      </text:list-level-style-number>
      <text:list-level-style-number text:level="8" text:style-name="Numbering_20_Symbols" style:num-suffix="." style:num-format="1">
        <style:list-level-properties text:space-before="9.506cm" text:min-label-width="0.499cm"/>
      </text:list-level-style-number>
      <text:list-level-style-number text:level="9" text:style-name="Numbering_20_Symbols" style:num-suffix="." style:num-format="1">
        <style:list-level-properties text:space-before="10.756cm" text:min-label-width="0.499cm"/>
      </text:list-level-style-number>
      <text:list-level-style-number text:level="10" text:style-name="Numbering_20_Symbols"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Préparation :</text:p>
      <text:list xml:id="list369545720" text:style-name="L1">
        <text:list-item>
          <text:p text:style-name="P3">"Enfin Micromégas leur dit : &lt;&lt; Puisque vous savez si bien ce qui est hors de vous, sans doute vous savez encore mieux ce qui est en dedans." : Micromégas, un géant venu de Sirius, démarre la conversation en faisant une remarque sur les connaissances des philosophes de la Terre, suggérant qu'ils savent peut-être mieux ce qui est à l'intérieur d'eux-mêmes que ce qui est à l'extérieur.</text:p>
        </text:list-item>
      </text:list>
      <text:list xml:id="list3889825430" text:style-name="L2">
        <text:list-item>
          <text:p text:style-name="P4">"Dites-moi ce que c'est que votre âme, et comment vous formez vos idées." : Micromégas interroge les philosophes pour qu'ils lui expliquent ce qu'est leur âme et comment ils forment leurs idées.</text:p>
        </text:list-item>
        <text:list-item>
          <text:p text:style-name="P4">"Les philosophes parlèrent tous à la fois comme auparavant ; mais ils furent tous de différents avis." : Les philosophes commencent à répondre à la question de Micromégas, mais ils parlent tous en même temps et donnent des avis différents.</text:p>
        </text:list-item>
        <text:list-item>
          <text:p text:style-name="P4">"Le plus vieux citait Aristote, l'autre prononçait le nom de Descartes; celui-ci, de Malebranche; cet autre, de Leibnitz; cet autre, de Locke." : Les différents philosophes citent des auteurs différents pour étayer leur point de vue : Aristote, Descartes, Malebranche, Leibnitz, Locke</text:p>
        </text:list-item>
        <text:list-item>
          <text:p text:style-name="P4">"Un vieux péripatéticien dit tout haut avec confiance : « L'âme est une entéléchie, et une raison par qui elle a la puissance d'être ce qu'elle est." : Le vieux péripatéticien, en s'appuyant sur Aristote donne sa définition de l'âme, comme une entéléchie et une raison qui lui donne la capacité d'être ce qu'elle est.</text:p>
        </text:list-item>
        <text:list-item>
          <text:p text:style-name="P4">"C'est ce que éclare expressément Aristote, page 633 de l'édition du Louvre." : Il cite Aristote comme la source de sa définition de l'âme.</text:p>
        </text:list-item>
        <text:list-item>
          <text:p text:style-name="P4">"&gt;&gt; Je n'entends pas trop bien le grec, dit le géant." : Micromégas répond qu'il ne comprend pas trop bien le grec.</text:p>
        </text:list-item>
        <text:list-item>
          <text:p text:style-name="P4">" - Ni moi non plus, dit la mite philosophique." : La mite, une autre créature présente, dit également ne pas comprendre le grec.</text:p>
        </text:list-item>
        <text:list-item>
          <text:p text:style-name="P4">"Pourquoi donc, reprit le Sirien, citez-vous un certain Aristote en grec ?" : Micromégas demande pourquoi le péripatéticien cite Aristote en grec si personne necomprend le grec.</text:p>
        </text:list-item>
      </text:list>
      <text:list xml:id="list1647429306" text:style-name="L3">
        <text:list-item>
          <text:p text:style-name="P5">"C'est, répliqua le savant, qu'il faut bien citer ce qu'on ne comprend point du tout dans la langue qu'on entend le moins." : Le péripatéticien répond que citer Aristote en grec est nécessaire, même s'il ne comprend pas le grec.</text:p>
        </text:list-item>
        <text:list-item>
          <text:p text:style-name="P5">"Le cartésien prit la parole, et dit : « L'âme est un esprit pur qui a reçu dans le ventre de sa mère toutes les idées métaphysiques, et qui, en sortant de là, est obligée d'aller à l'école, et d'apprendre tout de nouveau ce qu'elle a si bien su, et qu'elle ne saura plus." : Le cartésien donne sa définition de l'âme comme un esprit pur qui reçoit toutes les idées métaphysiques dans le ventre de sa mère, mais qui doit ensuite apprendre à nouveau ces idées une fois né.</text:p>
        </text:list-item>
        <text:list-item>
          <text:p text:style-name="P5">"- Ce n'était donc pas la peine, répondit l'animal de huit lieues, que ton âme fut si savante dans le ventre de ta mère, pour être si ignorante quand tu aurais de la barbe au menton." : Micromégas pointe l'absurdité de l'idée de l'âme ayant toutes les connaissances métaphysiques dans le ventre de la mère et de tout oublier une fois né.</text:p>
        </text:list-item>
        <text:list-item>
          <text:p text:style-name="P5"><text:soft-page-break/>"Mais qu'entends-tu par esprit ?-Que me demandez-vous là ? dit le raisonneur ; je n'en ai point d'idée; on dit que ce n'est pas la matière." : Micromégas demande ensuite au cartésien ce qu'il entend par esprit, à quoi celui-ci répond qu'il n'en a pas d'idée, mais qu'on dit que ce n'est pas la matière.</text:p>
        </text:list-item>
        <text:list-item>
          <text:p text:style-name="P5">"Mais sais-tu au moins ce que c'est que la matière ? - Très- bien, répondit l'homme." : Micromégas demande alors au cartésien s'il sait ce qu'est la matière, à quoi celui-ci répond qu'il le sait très bien.</text:p>
        </text:list-item>
        <text:list-item>
          <text:p text:style-name="P5">"Par exemple cette pierre est grise, est d'une telle forme, a ses trois dimensions, elle est pesante et divisible. - Eh bien ! dit le Sirien, cette chose qui te paraît être divisible, pesante, et grise, me dirais-tu bien ce que c'est ?" : Le cartésien donne un exemple de matière, une pierre, en décrivant ses caractéristiques, mais Micromégas demande alors si il connaît ré</text:p>
        </text:list-item>
      </text:list>
      <text:list xml:id="list154054209609122" text:continue-list="list3889825430" text:style-name="L2">
        <text:list-header>
          <text:p text:style-name="P4">"Tu vois quelques attributs; mais le fond de la chose, le connais-tu ?" : Micromégas souligne que le cartésien ne connaît qu'attributs de la pierre, mais pas la nature fondamentale de la matière.</text:p>
        </text:list-header>
      </text:list>
      <text:list xml:id="list2337099407" text:style-name="L4">
        <text:list-item>
          <text:p text:style-name="P6">"-Non, dit l'autre. Tu ne sais donc point ce que c'est que la matière." : Le cartésien admet qu'il ne sait pas réellement ce qu'est la matière.</text:p>
        </text:list-item>
      </text:list>
      <text:p text:style-name="P2"/>
      <text:p text:style-name="P7">A a suite des auteurs humaniste les lumières s’intéroge sur leur rapport au savoir . Voltaire après avoire partiquer de nombreux genre littéraire se tourne vers le compte philosophique a qui il donne ces lettre de noblesse. En 1752 micromégas sort, il reprend a tradition du voyage comique, imaginaire et imagine le ronctre d’un géant venu de sirius et de son compagnon siturien avec des hommes. Surpris par leurs connaissances, micromégas les intéroge sur l’âme. Le texte se divise en deux mouvement, le premier paragraphe evoque le multipliciter des points de vue et le second reproduit la discussion de micromégas avec un cartésien.</text:p>
      <text:p text:style-name="P7"/>
      <text:p text:style-name="P8">Problématique : nous verrons comment ce dialogue pholisophique intéroge de magnière ironique le savoir des hommes sur l’âme et la matière. </text:p>
      <text:p text:style-name="P8"/>
      <text:p text:style-name="P8"><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0T22:14:25.324623234</meta:creation-date>
    <dc:date>2023-01-18T15:40:53.317038742</dc:date>
    <meta:editing-duration>PT5H47M48S</meta:editing-duration>
    <meta:editing-cycles>4</meta:editing-cycles>
    <meta:generator>LibreOffice/7.0.4.2$Linux_X86_64 LibreOffice_project/00$Build-2</meta:generator>
    <meta:document-statistic meta:table-count="0" meta:image-count="0" meta:object-count="0" meta:page-count="2" meta:paragraph-count="21" meta:word-count="884" meta:character-count="5062" meta:non-whitespace-character-count="4212"/>
  </office:meta>
</office:document-meta>
</file>